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 <text:span text:style-name="T2">[charttype:orgchart]</text:span><text:span text:style-name="T1">[orientation:horizontal]</text:span></text:p>
      <text:list xml:id="list25191132" text:style-name="L1">
        <text:list-item>
          <text:p text:style-name="P3">Public</text:p>
          <text:list>
            <text:list-item>
              <text:p text:style-name="P3">Home</text:p>
              <text:list>
                <text:list-item>
                  <text:p text:style-name="P3">National Register Nominations </text:p>
                  <text:list>
                    <text:list-item>
                      <text:p text:style-name="P3">National Register Nomination</text:p>
                    </text:list-item>
                  </text:list>
                </text:list-item>
                <text:list-item>
                  <text:p text:style-name="P3">Environmental Reviews</text:p>
                  <text:list>
                    <text:list-item>
                      <text:p text:style-name="P3">Environment Review</text:p>
                    </text:list-item>
                  </text:list>
                </text:list-item>
                <text:list-item>
                  <text:p text:style-name="P3">Tax Credits</text:p>
                  <text:list>
                    <text:list-item>
                      <text:p text:style-name="P3">Tax Credit Application</text:p>
                    </text:list-item>
                  </text:list>
                </text:list-item>
                <text:list-item>
                  <text:p text:style-name="P3">Landmarks </text:p>
                  <text:list>
                    <text:list-item>
                      <text:p text:style-name="P3">Landmark Application</text:p>
                    </text:list-item>
                  </text:list>
                </text:list-item>
                <text:list-item>
                  <text:p text:style-name="P3">Registration</text:p>
                </text:list-item>
                <text:list-item>
                  <text:p text:style-name="P3">Ask SHPO</text:p>
                </text:list-item>
                <text:list-item>
                  <text:p text:style-name="P3">Terms of Use</text:p>
                  <text:list>
                    <text:list-item>
                      <text:p text:style-name="P3">Laws and Regulatio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Government</text:p>
          <text:list>
            <text:list-item>
              <text:p text:style-name="P3">Home SHPO</text:p>
            </text:list-item>
            <text:list-item>
              <text:p text:style-name="P3"/>
            </text:list-item>
          </text:list>
        </text:list-item>
      </text:list>
      <text:p text:style-name="P2"/>
      <text:list xml:id="list25205438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6DT2H57M37S</meta:editing-duration>
    <meta:editing-cycles>685</meta:editing-cycles>
    <meta:generator>OpenOffice.org/3.3$Win32 OpenOffice.org_project/330m20$Build-9567</meta:generator>
    <dc:date>2011-12-19T05:09:31.01</dc:date>
    <dc:creator>James Wilfong</dc:creator>
    <meta:document-statistic meta:table-count="0" meta:image-count="0" meta:object-count="0" meta:page-count="1" meta:paragraph-count="17" meta:word-count="51" meta:character-count="415"/>
    <meta:user-defined meta:name="Info 1"/>
    <meta:user-defined meta:name="Info 2"/>
    <meta:user-defined meta:name="Info 3"/>
    <meta:user-defined meta:name="Info 4"/>
  </office:meta>
</office:document-meta>
</file>